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Calibri" svg:font-family="Calibri"/>
    <style:font-face style:name="F" svg:font-family="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8.361cm"/>
    </style:style>
    <style:style style:name="co3" style:family="table-column">
      <style:table-column-properties fo:break-before="auto" style:column-width="7.83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style:writing-mode="lr-tb"/>
      <style:text-properties fo:color="#595959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fo:color="#595959" style:font-name="" fo:font-size="9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shapes>
          <draw:frame draw:z-index="1" draw:style-name="gr1" draw:text-style-name="P1" svg:width="26.275cm" svg:height="15.713cm" svg:x="6.658cm" svg:y="7.964cm">
            <draw:object draw:notify-on-update-of-ranges="Sheet1.A2:Sheet1.A7 Sheet1.B2:Sheet1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compass heading reported angle:</text:p>
          </table:table-cell>
          <table:table-cell office:value-type="string" calcext:value-type="string">
            <text:p>actual angle:</text:p>
          </table:table-cell>
          <table:table-cell table:number-columns-repeated="102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table:number-columns-repeated="1022"/>
        </table:table-row>
        <table:table-row table:style-name="ro2"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number-columns-repeated="1022"/>
        </table:table-row>
        <table:table-row table:style-name="ro2">
          <table:table-cell office:value-type="float" office:value="-133" calcext:value-type="float">
            <text:p>-133</text:p>
          </table:table-cell>
          <table:table-cell office:value-type="float" office:value="-135" calcext:value-type="float">
            <text:p>-135</text:p>
          </table:table-cell>
          <table:table-cell table:number-columns-repeated="1022"/>
        </table:table-row>
        <table:table-row table:style-name="ro2">
          <table:table-cell office:value-type="float" office:value="-174" calcext:value-type="float">
            <text:p>-174</text:p>
          </table:table-cell>
          <table:table-cell office:value-type="float" office:value="-180" calcext:value-type="float">
            <text:p>-180</text:p>
          </table:table-cell>
          <table:table-cell/>
          <table:table-cell table:style-name="ce2" office:value-type="string" calcext:value-type="string">
            <text:p>y = 4E-06x<text:span text:style-name="T1">4</text:span> - 0.0011x<text:span text:style-name="T1">3</text:span> + 0.0821x<text:span text:style-name="T1">2</text:span> - 0.2148x + 0.5274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Sheet1.I37" table:end-x="1.87cm" table:end-y="0.354cm" draw:z-index="0" draw:name="Chart 1" draw:style-name="gr2" svg:width="23.883cm" svg:height="11.607cm" svg:x="5.821cm" svg:y="0.389cm">
              <draw:object draw:notify-on-update-of-ranges="Sheet1.B6:Sheet1.B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pp</text:p>
          </table:table-cell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j</text:p>
          </table:table-cell>
          <table:table-cell office:value-type="float" office:value="925" calcext:value-type="float">
            <text:p>925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.A2:Sheet1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Calibri" svg:font-family="Calibri"/>
    <style:font-face style:name="F" svg:font-family="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meta:initial-creator>Microsoft Office User</meta:initial-creator>
    <meta:creation-date>2017-09-01T05:31:21Z</meta:creation-date>
    <dc:date>2017-09-01T18:53:15.263617415</dc:date>
    <meta:editing-duration>PT8M12S</meta:editing-duration>
    <meta:editing-cycles>2</meta:editing-cycles>
    <meta:document-statistic meta:table-count="2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884cm" svg:height="11.608cm" xlink:href=".." xlink:type="simple" chart:class="chart:scatter" chart:column-mapping="1 0" chart:style-name="ch1">
        <chart:title svg:x="10.556cm" svg:y="0.367cm" chart:style-name="ch2">
          <text:p>Chart Title</text:p>
        </chart:title>
        <chart:plot-area chart:style-name="ch3" table:cell-range-address="Sheet1.A6:Sheet1.B11" svg:x="0cm" svg:y="0.86cm" svg:width="23.766cm" svg:height="10.747cm">
          <chartooo:coordinate-region svg:x="0.992cm" svg:y="1.046cm" svg:width="22.561cm" svg:height="9.94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A6:Sheet1.A11" chart:class="chart:scatter">
            <chart:domain table:cell-range-address="Sheet1.B6:Sheet1.B1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B6:Sheet1.B11</svg:desc>
                </draw:g>
              </table:table-cell>
              <table:table-cell office:value-type="float" office:value="30">
                <text:p>30</text:p>
                <draw:g>
                  <svg:desc>Sheet1.A6:Sheet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5">
                <text:p>-4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5">
                <text:p>-13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0">
                <text:p>-180</text:p>
              </table:table-cell>
              <table:table-cell office:value-type="float" office:value="-174">
                <text:p>-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76cm" svg:height="15.714cm" xlink:href=".." xlink:type="simple" chart:class="chart:scatter" chart:style-name="ch1">
        <chart:title svg:x="9.509cm" svg:y="0.45cm" chart:style-name="ch2">
          <text:p>Actual angle vs compass reading</text:p>
        </chart:title>
        <chart:legend chart:legend-position="end" svg:x="21.122cm" svg:y="7.309cm" style:legend-expansion="high" chart:style-name="ch3"/>
        <chart:plot-area chart:style-name="ch4" table:cell-range-address="Sheet1.A2:Sheet1.B7" svg:x="1.536cm" svg:y="1.569cm" svg:width="19.061cm" svg:height="12.85cm">
          <chartooo:coordinate-region svg:x="2.422cm" svg:y="1.769cm" svg:width="17.856cm" svg:height="12.003cm"/>
          <chart:axis chart:dimension="x" chart:name="primary-x" chart:style-name="ch5">
            <chart:title svg:x="8.68cm" svg:y="14.733cm" chart:style-name="ch6">
              <text:p>compass heading (degrees)</text:p>
            </chart:title>
            <chart:grid chart:style-name="ch7" chart:class="major"/>
          </chart:axis>
          <chart:axis chart:dimension="y" chart:name="primary-y" chart:style-name="ch5">
            <chart:title svg:x="0.451cm" svg:y="10.155cm" chart:style-name="ch8">
              <text:p>actual heading (degrees)</text:p>
            </chart:title>
            <chart:grid chart:style-name="ch7" chart:class="major"/>
          </chart:axis>
          <chart:series chart:style-name="ch9" chart:values-cell-range-address="Sheet1.B2:Sheet1.B7" chart:class="chart:scatter">
            <chart:domain table:cell-range-address="Sheet1.A2:Sheet1.A7"/>
            <chart:regression-curve chart:style-name="ch10">
              <chart:equation chart:display-equation="true" chart:display-r-square="false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Sheet1.A2:Sheet1.A7</svg:desc>
                </draw:g>
              </table:table-cell>
              <table:table-cell office:value-type="float" office:value="135">
                <text:p>13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